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ffff00"/>
      <style:text-properties fo:color="#f10d0c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2409in" svg:height="12.6012in" svg:x="9.3764in" svg:y="0.2091in">
            <draw:object draw:notify-on-update-of-ranges="Sheet1.B1:Sheet1.B1 Sheet1.A2:Sheet1.A18 Sheet1.B1:Sheet1.B1 Sheet1.B2:Sheet1.B18 Sheet1.C1:Sheet1.C1 Sheet1.C2:Sheet1.C18 Sheet1.A2:Sheet1.A18 Sheet1.D1:Sheet1.D1 Sheet1.D2:Sheet1.D18 Sheet1.A2:Sheet1.A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705in" svg:height="8.8705in" svg:x="24.6898in" svg:y="0.2067in">
            <draw:object draw:notify-on-update-of-ranges="Sheet1.AD3:Sheet1.AD3 Sheet1.F1:Sheet1.F1 Sheet1.F2:Sheet1.F18 Sheet1.A2:Sheet1.A18 Sheet1.G1:Sheet1.G1 Sheet1.G2:Sheet1.G18 Sheet1.A2:Sheet1.A18 Sheet1.H1:Sheet1.H1 Sheet1.H2:Sheet1.H18 Sheet1.A2:Sheet1.A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tor Power</text:p>
          </table:table-cell>
          <table:table-cell table:style-name="Default" office:value-type="string" calcext:value-type="string">
            <text:p>M1 Velocity</text:p>
          </table:table-cell>
          <table:table-cell table:style-name="Default" office:value-type="string" calcext:value-type="string">
            <text:p>M2 Velocity</text:p>
          </table:table-cell>
          <table:table-cell table:style-name="Default" office:value-type="string" calcext:value-type="string">
            <text:p>Average V</text:p>
          </table:table-cell>
          <table:table-cell/>
          <table:table-cell office:value-type="string" calcext:value-type="string">
            <text:p>M1 V Slope</text:p>
          </table:table-cell>
          <table:table-cell office:value-type="string" calcext:value-type="string">
            <text:p>M2 V Slope</text:p>
          </table:table-cell>
          <table:table-cell office:value-type="string" calcext:value-type="string">
            <text:p>Avg V Slop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402225857117389" calcext:value-type="float">
            <text:p>0.004022258571174</text:p>
          </table:table-cell>
          <table:table-cell table:style-name="Default" office:value-type="float" office:value="0.00402004530434915" calcext:value-type="float">
            <text:p>0.004020045304349</text:p>
          </table:table-cell>
          <table:table-cell table:style-name="Default" table:formula="of:=AVERAGE([.B2:.C2])" office:value-type="float" office:value="0.00402115193776152" calcext:value-type="float">
            <text:p>0.0040211519377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+25" office:value-type="float" office:value="25" calcext:value-type="float">
            <text:p>25</text:p>
          </table:table-cell>
          <table:table-cell table:style-name="Default" office:value-type="float" office:value="0.00972244696654159" calcext:value-type="float">
            <text:p>0.009722446966542</text:p>
          </table:table-cell>
          <table:table-cell table:style-name="Default" office:value-type="float" office:value="0.00974176532287961" calcext:value-type="float">
            <text:p>0.00974176532288</text:p>
          </table:table-cell>
          <table:table-cell table:style-name="Default" table:formula="of:=AVERAGE([.B3:.C3])" office:value-type="float" office:value="0.0097321061447106" calcext:value-type="float">
            <text:p>0.009732106144711</text:p>
          </table:table-cell>
          <table:table-cell/>
          <table:table-cell table:formula="of:=([.B3]-[.B2])/([.$A$3]-[.$A$2])" office:value-type="float" office:value="0.000228007535814708" calcext:value-type="float">
            <text:p>0.000228007535815</text:p>
          </table:table-cell>
          <table:table-cell table:formula="of:=([.C3]-[.C2])/([.$A$3]-[.$A$2])" office:value-type="float" office:value="0.000228868800741218" calcext:value-type="float">
            <text:p>0.000228868800741</text:p>
          </table:table-cell>
          <table:table-cell table:formula="of:=([.D3]-[.D2])/([.$A$3]-[.$A$2])" office:value-type="float" office:value="0.000228438168277963" calcext:value-type="float">
            <text:p>0.000228438168278</text:p>
          </table:table-cell>
          <table:table-cell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table:style-name="Default" office:value-type="float" office:value="0.0153099049307478" calcext:value-type="float">
            <text:p>0.015309904930748</text:p>
          </table:table-cell>
          <table:table-cell table:style-name="Default" office:value-type="float" office:value="0.0153868102810662" calcext:value-type="float">
            <text:p>0.015386810281066</text:p>
          </table:table-cell>
          <table:table-cell table:style-name="Default" table:formula="of:=AVERAGE([.B4:.C4])" office:value-type="float" office:value="0.015348357605907" calcext:value-type="float">
            <text:p>0.015348357605907</text:p>
          </table:table-cell>
          <table:table-cell/>
          <table:table-cell table:formula="of:=([.B4]-[.B3])/([.$A$3]-[.$A$2])" office:value-type="float" office:value="0.00022349831856825" calcext:value-type="float">
            <text:p>0.000223498318568</text:p>
          </table:table-cell>
          <table:table-cell table:formula="of:=([.C4]-[.C3])/([.$A$3]-[.$A$2])" office:value-type="float" office:value="0.000225801798327463" calcext:value-type="float">
            <text:p>0.000225801798327</text:p>
          </table:table-cell>
          <table:table-cell table:formula="of:=([.D4]-[.D3])/([.$A$3]-[.$A$2])" office:value-type="float" office:value="0.000224650058447857" calcext:value-type="float">
            <text:p>0.000224650058448</text:p>
          </table:table-cell>
          <table:table-cell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table:style-name="Default" office:value-type="float" office:value="0.0208971982842907" calcext:value-type="float">
            <text:p>0.020897198284291</text:p>
          </table:table-cell>
          <table:table-cell table:style-name="Default" office:value-type="float" office:value="0.0209877027966203" calcext:value-type="float">
            <text:p>0.02098770279662</text:p>
          </table:table-cell>
          <table:table-cell table:style-name="Default" table:formula="of:=AVERAGE([.B5:.C5])" office:value-type="float" office:value="0.0209424505404555" calcext:value-type="float">
            <text:p>0.020942450540456</text:p>
          </table:table-cell>
          <table:table-cell/>
          <table:table-cell table:formula="of:=([.B5]-[.B4])/([.$A$3]-[.$A$2])" office:value-type="float" office:value="0.000223491734141715" calcext:value-type="float">
            <text:p>0.000223491734142</text:p>
          </table:table-cell>
          <table:table-cell table:formula="of:=([.C5]-[.C4])/([.$A$3]-[.$A$2])" office:value-type="float" office:value="0.000224035700622166" calcext:value-type="float">
            <text:p>0.000224035700622</text:p>
          </table:table-cell>
          <table:table-cell table:formula="of:=([.D5]-[.D4])/([.$A$3]-[.$A$2])" office:value-type="float" office:value="0.00022376371738194" calcext:value-type="float">
            <text:p>0.000223763717382</text:p>
          </table:table-cell>
          <table:table-cell/>
        </table:table-row>
        <table:table-row table:style-name="ro1">
          <table:table-cell table:formula="of:=[.A5]+25" office:value-type="float" office:value="100" calcext:value-type="float">
            <text:p>100</text:p>
          </table:table-cell>
          <table:table-cell table:style-name="Default" office:value-type="float" office:value="0.0264493916834223" calcext:value-type="float">
            <text:p>0.026449391683422</text:p>
          </table:table-cell>
          <table:table-cell table:style-name="Default" office:value-type="float" office:value="0.0266074008769023" calcext:value-type="float">
            <text:p>0.026607400876902</text:p>
          </table:table-cell>
          <table:table-cell table:style-name="Default" table:formula="of:=AVERAGE([.B6:.C6])" office:value-type="float" office:value="0.0265283962801623" calcext:value-type="float">
            <text:p>0.026528396280162</text:p>
          </table:table-cell>
          <table:table-cell/>
          <table:table-cell table:formula="of:=([.B6]-[.B5])/([.$A$3]-[.$A$2])" office:value-type="float" office:value="0.000222087735965265" calcext:value-type="float">
            <text:p>0.000222087735965</text:p>
          </table:table-cell>
          <table:table-cell table:formula="of:=([.C6]-[.C5])/([.$A$3]-[.$A$2])" office:value-type="float" office:value="0.000224787923211281" calcext:value-type="float">
            <text:p>0.000224787923211</text:p>
          </table:table-cell>
          <table:table-cell table:formula="of:=([.D6]-[.D5])/([.$A$3]-[.$A$2])" office:value-type="float" office:value="0.000223437829588273" calcext:value-type="float">
            <text:p>0.000223437829588</text:p>
          </table:table-cell>
          <table:table-cell/>
        </table:table-row>
        <table:table-row table:style-name="ro1">
          <table:table-cell table:formula="of:=[.A6]+25" office:value-type="float" office:value="125" calcext:value-type="float">
            <text:p>125</text:p>
          </table:table-cell>
          <table:table-cell table:style-name="Default" office:value-type="float" office:value="0.0319665294909517" calcext:value-type="float">
            <text:p>0.031966529490952</text:p>
          </table:table-cell>
          <table:table-cell table:style-name="Default" office:value-type="float" office:value="0.0322061468923764" calcext:value-type="float">
            <text:p>0.032206146892377</text:p>
          </table:table-cell>
          <table:table-cell table:style-name="Default" table:formula="of:=AVERAGE([.B7:.C7])" office:value-type="float" office:value="0.0320863381916641" calcext:value-type="float">
            <text:p>0.032086338191664</text:p>
          </table:table-cell>
          <table:table-cell/>
          <table:table-cell table:formula="of:=([.B7]-[.B6])/([.$A$3]-[.$A$2])" office:value-type="float" office:value="0.000220685512301175" calcext:value-type="float">
            <text:p>0.000220685512301</text:p>
          </table:table-cell>
          <table:table-cell table:formula="of:=([.C7]-[.C6])/([.$A$3]-[.$A$2])" office:value-type="float" office:value="0.000223949840618963" calcext:value-type="float">
            <text:p>0.000223949840619</text:p>
          </table:table-cell>
          <table:table-cell table:formula="of:=([.D7]-[.D6])/([.$A$3]-[.$A$2])" office:value-type="float" office:value="0.000222317676460069" calcext:value-type="float">
            <text:p>0.00022231767646</text:p>
          </table:table-cell>
          <table:table-cell/>
        </table:table-row>
        <table:table-row table:style-name="ro1">
          <table:table-cell table:formula="of:=[.A7]+25" office:value-type="float" office:value="150" calcext:value-type="float">
            <text:p>150</text:p>
          </table:table-cell>
          <table:table-cell table:style-name="Default" office:value-type="float" office:value="0.0374819610456747" calcext:value-type="float">
            <text:p>0.037481961045675</text:p>
          </table:table-cell>
          <table:table-cell table:style-name="Default" office:value-type="float" office:value="0.0377697785089574" calcext:value-type="float">
            <text:p>0.037769778508957</text:p>
          </table:table-cell>
          <table:table-cell table:style-name="Default" table:formula="of:=AVERAGE([.B8:.C8])" office:value-type="float" office:value="0.0376258697773161" calcext:value-type="float">
            <text:p>0.037625869777316</text:p>
          </table:table-cell>
          <table:table-cell/>
          <table:table-cell table:formula="of:=([.B8]-[.B7])/([.$A$3]-[.$A$2])" office:value-type="float" office:value="0.00022061726218892" calcext:value-type="float">
            <text:p>0.000220617262189</text:p>
          </table:table-cell>
          <table:table-cell table:formula="of:=([.C8]-[.C7])/([.$A$3]-[.$A$2])" office:value-type="float" office:value="0.000222545264663239" calcext:value-type="float">
            <text:p>0.000222545264663</text:p>
          </table:table-cell>
          <table:table-cell table:formula="of:=([.D8]-[.D7])/([.$A$3]-[.$A$2])" office:value-type="float" office:value="0.000221581263426079" calcext:value-type="float">
            <text:p>0.000221581263426</text:p>
          </table:table-cell>
          <table:table-cell/>
        </table:table-row>
        <table:table-row table:style-name="ro1">
          <table:table-cell table:formula="of:=[.A8]+25" office:value-type="float" office:value="175" calcext:value-type="float">
            <text:p>175</text:p>
          </table:table-cell>
          <table:table-cell table:style-name="Default" office:value-type="float" office:value="0.042981534885742" calcext:value-type="float">
            <text:p>0.042981534885742</text:p>
          </table:table-cell>
          <table:table-cell table:style-name="Default" office:value-type="float" office:value="0.0432685266210682" calcext:value-type="float">
            <text:p>0.043268526621068</text:p>
          </table:table-cell>
          <table:table-cell table:style-name="Default" table:formula="of:=AVERAGE([.B9:.C9])" office:value-type="float" office:value="0.0431250307534051" calcext:value-type="float">
            <text:p>0.043125030753405</text:p>
          </table:table-cell>
          <table:table-cell/>
          <table:table-cell table:formula="of:=([.B9]-[.B8])/([.$A$3]-[.$A$2])" office:value-type="float" office:value="0.000219982953602689" calcext:value-type="float">
            <text:p>0.000219982953603</text:p>
          </table:table-cell>
          <table:table-cell table:formula="of:=([.C9]-[.C8])/([.$A$3]-[.$A$2])" office:value-type="float" office:value="0.000219949924484432" calcext:value-type="float">
            <text:p>0.000219949924484</text:p>
          </table:table-cell>
          <table:table-cell table:formula="of:=([.D9]-[.D8])/([.$A$3]-[.$A$2])" office:value-type="float" office:value="0.000219966439043561" calcext:value-type="float">
            <text:p>0.000219966439044</text:p>
          </table:table-cell>
          <table:table-cell/>
        </table:table-row>
        <table:table-row table:style-name="ro1">
          <table:table-cell table:formula="of:=[.A9]+25" office:value-type="float" office:value="200" calcext:value-type="float">
            <text:p>200</text:p>
          </table:table-cell>
          <table:table-cell table:style-name="Default" office:value-type="float" office:value="0.0484053764521685" calcext:value-type="float">
            <text:p>0.048405376452169</text:p>
          </table:table-cell>
          <table:table-cell table:style-name="Default" office:value-type="float" office:value="0.0488351729157738" calcext:value-type="float">
            <text:p>0.048835172915774</text:p>
          </table:table-cell>
          <table:table-cell table:style-name="Default" table:formula="of:=AVERAGE([.B10:.C10])" office:value-type="float" office:value="0.0486202746839712" calcext:value-type="float">
            <text:p>0.048620274683971</text:p>
          </table:table-cell>
          <table:table-cell/>
          <table:table-cell table:formula="of:=([.B10]-[.B9])/([.$A$3]-[.$A$2])" office:value-type="float" office:value="0.000216953662657064" calcext:value-type="float">
            <text:p>0.000216953662657</text:p>
          </table:table-cell>
          <table:table-cell table:formula="of:=([.C10]-[.C9])/([.$A$3]-[.$A$2])" office:value-type="float" office:value="0.000222665851788223" calcext:value-type="float">
            <text:p>0.000222665851788</text:p>
          </table:table-cell>
          <table:table-cell table:formula="of:=([.D10]-[.D9])/([.$A$3]-[.$A$2])" office:value-type="float" office:value="0.000219809757222644" calcext:value-type="float">
            <text:p>0.000219809757223</text:p>
          </table:table-cell>
          <table:table-cell/>
        </table:table-row>
        <table:table-row table:style-name="ro1">
          <table:table-cell table:formula="of:=[.A10]+25" office:value-type="float" office:value="225" calcext:value-type="float">
            <text:p>225</text:p>
          </table:table-cell>
          <table:table-cell table:style-name="Default" office:value-type="float" office:value="0.0538252740689769" calcext:value-type="float">
            <text:p>0.053825274068977</text:p>
          </table:table-cell>
          <table:table-cell table:style-name="Default" office:value-type="float" office:value="0.0543908487071257" calcext:value-type="float">
            <text:p>0.054390848707126</text:p>
          </table:table-cell>
          <table:table-cell table:style-name="Default" table:formula="of:=AVERAGE([.B11:.C11])" office:value-type="float" office:value="0.0541080613880513" calcext:value-type="float">
            <text:p>0.054108061388051</text:p>
          </table:table-cell>
          <table:table-cell/>
          <table:table-cell table:formula="of:=([.B11]-[.B10])/([.$A$3]-[.$A$2])" office:value-type="float" office:value="0.000216795904672334" calcext:value-type="float">
            <text:p>0.000216795904672</text:p>
          </table:table-cell>
          <table:table-cell table:formula="of:=([.C11]-[.C10])/([.$A$3]-[.$A$2])" office:value-type="float" office:value="0.000222227031654076" calcext:value-type="float">
            <text:p>0.000222227031654</text:p>
          </table:table-cell>
          <table:table-cell table:formula="of:=([.D11]-[.D10])/([.$A$3]-[.$A$2])" office:value-type="float" office:value="0.000219511468163205" calcext:value-type="float">
            <text:p>0.000219511468163</text:p>
          </table:table-cell>
          <table:table-cell/>
        </table:table-row>
        <table:table-row table:style-name="ro1">
          <table:table-cell table:formula="of:=[.A11]+25" office:value-type="float" office:value="250" calcext:value-type="float">
            <text:p>250</text:p>
          </table:table-cell>
          <table:table-cell table:style-name="Default" office:value-type="float" office:value="0.0592724504681294" calcext:value-type="float">
            <text:p>0.059272450468129</text:p>
          </table:table-cell>
          <table:table-cell table:style-name="Default" office:value-type="float" office:value="0.0599894326664176" calcext:value-type="float">
            <text:p>0.059989432666418</text:p>
          </table:table-cell>
          <table:table-cell table:style-name="Default" table:formula="of:=AVERAGE([.B12:.C12])" office:value-type="float" office:value="0.0596309415672735" calcext:value-type="float">
            <text:p>0.059630941567274</text:p>
          </table:table-cell>
          <table:table-cell/>
          <table:table-cell table:formula="of:=([.B12]-[.B11])/([.$A$3]-[.$A$2])" office:value-type="float" office:value="0.000217887055966099" calcext:value-type="float">
            <text:p>0.000217887055966</text:p>
          </table:table-cell>
          <table:table-cell table:formula="of:=([.C12]-[.C11])/([.$A$3]-[.$A$2])" office:value-type="float" office:value="0.000223943358371676" calcext:value-type="float">
            <text:p>0.000223943358372</text:p>
          </table:table-cell>
          <table:table-cell table:formula="of:=([.D12]-[.D11])/([.$A$3]-[.$A$2])" office:value-type="float" office:value="0.000220915207168887" calcext:value-type="float">
            <text:p>0.000220915207169</text:p>
          </table:table-cell>
          <table:table-cell/>
        </table:table-row>
        <table:table-row table:style-name="ro1">
          <table:table-cell table:formula="of:=[.A12]+25" office:value-type="float" office:value="275" calcext:value-type="float">
            <text:p>275</text:p>
          </table:table-cell>
          <table:table-cell table:style-name="Default" office:value-type="float" office:value="0.0649056760864484" calcext:value-type="float">
            <text:p>0.064905676086449</text:p>
          </table:table-cell>
          <table:table-cell table:style-name="Default" office:value-type="float" office:value="0.0657028248203049" calcext:value-type="float">
            <text:p>0.065702824820305</text:p>
          </table:table-cell>
          <table:table-cell table:style-name="Default" table:formula="of:=AVERAGE([.B13:.C13])" office:value-type="float" office:value="0.0653042504533767" calcext:value-type="float">
            <text:p>0.065304250453377</text:p>
          </table:table-cell>
          <table:table-cell/>
          <table:table-cell table:formula="of:=([.B13]-[.B12])/([.$A$3]-[.$A$2])" office:value-type="float" office:value="0.000225329024732763" calcext:value-type="float">
            <text:p>0.000225329024733</text:p>
          </table:table-cell>
          <table:table-cell table:formula="of:=([.C13]-[.C12])/([.$A$3]-[.$A$2])" office:value-type="float" office:value="0.000228535686155493" calcext:value-type="float">
            <text:p>0.000228535686155</text:p>
          </table:table-cell>
          <table:table-cell table:formula="of:=([.D13]-[.D12])/([.$A$3]-[.$A$2])" office:value-type="float" office:value="0.000226932355444128" calcext:value-type="float">
            <text:p>0.000226932355444</text:p>
          </table:table-cell>
          <table:table-cell/>
        </table:table-row>
        <table:table-row table:style-name="ro1">
          <table:table-cell table:formula="of:=[.A13]+25" office:value-type="float" office:value="300" calcext:value-type="float">
            <text:p>300</text:p>
          </table:table-cell>
          <table:table-cell table:style-name="Default" office:value-type="float" office:value="0.0703295785639702" calcext:value-type="float">
            <text:p>0.07032957856397</text:p>
          </table:table-cell>
          <table:table-cell table:style-name="Default" office:value-type="float" office:value="0.0712296452793539" calcext:value-type="float">
            <text:p>0.071229645279354</text:p>
          </table:table-cell>
          <table:table-cell table:style-name="Default" table:formula="of:=AVERAGE([.B14:.C14])" office:value-type="float" office:value="0.070779611921662" calcext:value-type="float">
            <text:p>0.070779611921662</text:p>
          </table:table-cell>
          <table:table-cell/>
          <table:table-cell table:formula="of:=([.B14]-[.B13])/([.$A$3]-[.$A$2])" office:value-type="float" office:value="0.000216956099100871" calcext:value-type="float">
            <text:p>0.000216956099101</text:p>
          </table:table-cell>
          <table:table-cell table:formula="of:=([.C14]-[.C13])/([.$A$3]-[.$A$2])" office:value-type="float" office:value="0.000221072818361959" calcext:value-type="float">
            <text:p>0.000221072818362</text:p>
          </table:table-cell>
          <table:table-cell table:formula="of:=([.D14]-[.D13])/([.$A$3]-[.$A$2])" office:value-type="float" office:value="0.000219014458731415" calcext:value-type="float">
            <text:p>0.000219014458731</text:p>
          </table:table-cell>
          <table:table-cell/>
        </table:table-row>
        <table:table-row table:style-name="ro1">
          <table:table-cell table:formula="of:=[.A14]+25" office:value-type="float" office:value="325" calcext:value-type="float">
            <text:p>325</text:p>
          </table:table-cell>
          <table:table-cell table:style-name="Default" office:value-type="float" office:value="0.0753793502908601" calcext:value-type="float">
            <text:p>0.07537935029086</text:p>
          </table:table-cell>
          <table:table-cell table:style-name="Default" office:value-type="float" office:value="0.0768193507814807" calcext:value-type="float">
            <text:p>0.076819350781481</text:p>
          </table:table-cell>
          <table:table-cell table:style-name="Default" table:formula="of:=AVERAGE([.B15:.C15])" office:value-type="float" office:value="0.0760993505361704" calcext:value-type="float">
            <text:p>0.07609935053617</text:p>
          </table:table-cell>
          <table:table-cell/>
          <table:table-cell table:formula="of:=([.B15]-[.B14])/([.$A$3]-[.$A$2])" office:value-type="float" office:value="0.000201990869075596" calcext:value-type="float">
            <text:p>0.000201990869076</text:p>
          </table:table-cell>
          <table:table-cell table:formula="of:=([.C15]-[.C14])/([.$A$3]-[.$A$2])" office:value-type="float" office:value="0.000223588220085072" calcext:value-type="float">
            <text:p>0.000223588220085</text:p>
          </table:table-cell>
          <table:table-cell table:formula="of:=([.D15]-[.D14])/([.$A$3]-[.$A$2])" office:value-type="float" office:value="0.000212789544580334" calcext:value-type="float">
            <text:p>0.00021278954458</text:p>
          </table:table-cell>
          <table:table-cell/>
        </table:table-row>
        <table:table-row table:style-name="ro1">
          <table:table-cell table:formula="of:=[.A15]+25" office:value-type="float" office:value="350" calcext:value-type="float">
            <text:p>350</text:p>
          </table:table-cell>
          <table:table-cell table:style-name="Default" office:value-type="float" office:value="0.0803861085945745" calcext:value-type="float">
            <text:p>0.080386108594575</text:p>
          </table:table-cell>
          <table:table-cell table:style-name="Default" office:value-type="float" office:value="0.0824185874916918" calcext:value-type="float">
            <text:p>0.082418587491692</text:p>
          </table:table-cell>
          <table:table-cell table:style-name="Default" table:formula="of:=AVERAGE([.B16:.C16])" office:value-type="float" office:value="0.0814023480431332" calcext:value-type="float">
            <text:p>0.081402348043133</text:p>
          </table:table-cell>
          <table:table-cell/>
          <table:table-cell table:formula="of:=([.B16]-[.B15])/([.$A$3]-[.$A$2])" office:value-type="float" office:value="0.000200270332148576" calcext:value-type="float">
            <text:p>0.000200270332149</text:p>
          </table:table-cell>
          <table:table-cell table:formula="of:=([.C16]-[.C15])/([.$A$3]-[.$A$2])" office:value-type="float" office:value="0.000223969468408446" calcext:value-type="float">
            <text:p>0.000223969468408</text:p>
          </table:table-cell>
          <table:table-cell table:formula="of:=([.D16]-[.D15])/([.$A$3]-[.$A$2])" office:value-type="float" office:value="0.000212119900278511" calcext:value-type="float">
            <text:p>0.000212119900279</text:p>
          </table:table-cell>
          <table:table-cell/>
        </table:table-row>
        <table:table-row table:style-name="ro1">
          <table:table-cell table:formula="of:=[.A16]+25" office:value-type="float" office:value="375" calcext:value-type="float">
            <text:p>375</text:p>
          </table:table-cell>
          <table:table-cell table:style-name="Default" office:value-type="float" office:value="0.0863477939850685" calcext:value-type="float">
            <text:p>0.086347793985069</text:p>
          </table:table-cell>
          <table:table-cell table:style-name="Default" office:value-type="float" office:value="0.0879821254702822" calcext:value-type="float">
            <text:p>0.087982125470282</text:p>
          </table:table-cell>
          <table:table-cell table:style-name="Default" table:formula="of:=AVERAGE([.B17:.C17])" office:value-type="float" office:value="0.0871649597276753" calcext:value-type="float">
            <text:p>0.087164959727675</text:p>
          </table:table-cell>
          <table:table-cell/>
          <table:table-cell table:formula="of:=([.B17]-[.B16])/([.$A$3]-[.$A$2])" office:value-type="float" office:value="0.000238467415619757" calcext:value-type="float">
            <text:p>0.00023846741562</text:p>
          </table:table-cell>
          <table:table-cell table:formula="of:=([.C17]-[.C16])/([.$A$3]-[.$A$2])" office:value-type="float" office:value="0.000222541519143615" calcext:value-type="float">
            <text:p>0.000222541519144</text:p>
          </table:table-cell>
          <table:table-cell table:formula="of:=([.D17]-[.D16])/([.$A$3]-[.$A$2])" office:value-type="float" office:value="0.000230504467381686" calcext:value-type="float">
            <text:p>0.000230504467382</text:p>
          </table:table-cell>
          <table:table-cell/>
        </table:table-row>
        <table:table-row table:style-name="ro1">
          <table:table-cell table:formula="of:=[.A17]+25" office:value-type="float" office:value="400" calcext:value-type="float">
            <text:p>400</text:p>
          </table:table-cell>
          <table:table-cell table:style-name="Default" office:value-type="float" office:value="0.0859044406449504" calcext:value-type="float">
            <text:p>0.08590444064495</text:p>
          </table:table-cell>
          <table:table-cell table:style-name="Default" office:value-type="float" office:value="0.0881577945341915" calcext:value-type="float">
            <text:p>0.088157794534192</text:p>
          </table:table-cell>
          <table:table-cell table:style-name="Default" table:formula="of:=AVERAGE([.B18:.C18])" office:value-type="float" office:value="0.0870311175895709" calcext:value-type="float">
            <text:p>0.087031117589571</text:p>
          </table:table-cell>
          <table:table-cell/>
          <table:table-cell table:formula="of:=([.B18]-[.B17])/([.$A$3]-[.$A$2])" office:value-type="float" office:value="-0.0000177341336047215" calcext:value-type="float">
            <text:p>-1.77341336047215E-05</text:p>
          </table:table-cell>
          <table:table-cell table:formula="of:=([.C18]-[.C17])/([.$A$3]-[.$A$2])" office:value-type="float" office:value="0.00000702676255637025" calcext:value-type="float">
            <text:p>7.02676255637025E-06</text:p>
          </table:table-cell>
          <table:table-cell table:formula="of:=([.D18]-[.D17])/([.$A$3]-[.$A$2])" office:value-type="float" office:value="-0.00000535368552417592" calcext:value-type="float">
            <text:p>-5.35368552417592E-06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Averages excluding outliers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2" office:value-type="string" calcext:value-type="string">
            <text:p>mm/sec</text:p>
          </table:table-cell>
          <table:table-cell/>
          <table:table-cell table:formula="of:=AVERAGE([.F3:.F17])" office:value-type="float" office:value="0.000219534761103719" calcext:value-type="float">
            <text:p>0.000219534761104</text:p>
          </table:table-cell>
          <table:table-cell table:formula="of:=AVERAGE([.G3:.G17])" office:value-type="float" office:value="0.000223898880442488" calcext:value-type="float">
            <text:p>0.000223898880442</text:p>
          </table:table-cell>
          <table:table-cell table:formula="of:=AVERAGE([.H3:.H17])" office:value-type="float" office:value="0.000221716820773103" calcext:value-type="float">
            <text:p>0.000221716820773</text:p>
          </table:table-cell>
          <table:table-cell/>
        </table:table-row>
        <table:table-row table:style-name="ro1">
          <table:table-cell office:value-type="string" calcext:value-type="string">
            <text:p>Motor Power</text:p>
          </table:table-cell>
          <table:table-cell table:style-name="Default" office:value-type="string" calcext:value-type="string">
            <text:p>M1 Velocity</text:p>
          </table:table-cell>
          <table:table-cell table:style-name="Default" office:value-type="string" calcext:value-type="string">
            <text:p>M2 Velocity</text:p>
          </table:table-cell>
          <table:table-cell table:style-name="Default" office:value-type="string" calcext:value-type="string">
            <text:p>Average V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]*1000" office:value-type="float" office:value="4.02225857117389" calcext:value-type="float">
            <text:p>4.022</text:p>
          </table:table-cell>
          <table:table-cell table:formula="of:=[.C2]*1000" office:value-type="float" office:value="4.02004530434915" calcext:value-type="float">
            <text:p>4.020</text:p>
          </table:table-cell>
          <table:table-cell table:formula="of:=[.D2]*1000" office:value-type="float" office:value="4.02115193776152" calcext:value-type="float">
            <text:p>4.021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4]+25" office:value-type="float" office:value="25" calcext:value-type="float">
            <text:p>25</text:p>
          </table:table-cell>
          <table:table-cell table:formula="of:=[.B3]*1000" office:value-type="float" office:value="9.72244696654159" calcext:value-type="float">
            <text:p>9.722</text:p>
          </table:table-cell>
          <table:table-cell table:formula="of:=[.C3]*1000" office:value-type="float" office:value="9.74176532287961" calcext:value-type="float">
            <text:p>9.742</text:p>
          </table:table-cell>
          <table:table-cell table:formula="of:=[.D3]*1000" office:value-type="float" office:value="9.7321061447106" calcext:value-type="float">
            <text:p>9.732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5]+25" office:value-type="float" office:value="50" calcext:value-type="float">
            <text:p>50</text:p>
          </table:table-cell>
          <table:table-cell table:formula="of:=[.B4]*1000" office:value-type="float" office:value="15.3099049307478" calcext:value-type="float">
            <text:p>15.310</text:p>
          </table:table-cell>
          <table:table-cell table:formula="of:=[.C4]*1000" office:value-type="float" office:value="15.3868102810662" calcext:value-type="float">
            <text:p>15.387</text:p>
          </table:table-cell>
          <table:table-cell table:formula="of:=[.D4]*1000" office:value-type="float" office:value="15.348357605907" calcext:value-type="float">
            <text:p>15.348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6]+25" office:value-type="float" office:value="75" calcext:value-type="float">
            <text:p>75</text:p>
          </table:table-cell>
          <table:table-cell table:formula="of:=[.B5]*1000" office:value-type="float" office:value="20.8971982842907" calcext:value-type="float">
            <text:p>20.897</text:p>
          </table:table-cell>
          <table:table-cell table:formula="of:=[.C5]*1000" office:value-type="float" office:value="20.9877027966203" calcext:value-type="float">
            <text:p>20.988</text:p>
          </table:table-cell>
          <table:table-cell table:formula="of:=[.D5]*1000" office:value-type="float" office:value="20.9424505404555" calcext:value-type="float">
            <text:p>20.942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7]+25" office:value-type="float" office:value="100" calcext:value-type="float">
            <text:p>100</text:p>
          </table:table-cell>
          <table:table-cell table:formula="of:=[.B6]*1000" office:value-type="float" office:value="26.4493916834223" calcext:value-type="float">
            <text:p>26.449</text:p>
          </table:table-cell>
          <table:table-cell table:formula="of:=[.C6]*1000" office:value-type="float" office:value="26.6074008769023" calcext:value-type="float">
            <text:p>26.607</text:p>
          </table:table-cell>
          <table:table-cell table:formula="of:=[.D6]*1000" office:value-type="float" office:value="26.5283962801623" calcext:value-type="float">
            <text:p>26.528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8]+25" office:value-type="float" office:value="125" calcext:value-type="float">
            <text:p>125</text:p>
          </table:table-cell>
          <table:table-cell table:formula="of:=[.B7]*1000" office:value-type="float" office:value="31.9665294909517" calcext:value-type="float">
            <text:p>31.967</text:p>
          </table:table-cell>
          <table:table-cell table:formula="of:=[.C7]*1000" office:value-type="float" office:value="32.2061468923764" calcext:value-type="float">
            <text:p>32.206</text:p>
          </table:table-cell>
          <table:table-cell table:formula="of:=[.D7]*1000" office:value-type="float" office:value="32.0863381916641" calcext:value-type="float">
            <text:p>32.086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9]+25" office:value-type="float" office:value="150" calcext:value-type="float">
            <text:p>150</text:p>
          </table:table-cell>
          <table:table-cell table:formula="of:=[.B8]*1000" office:value-type="float" office:value="37.4819610456747" calcext:value-type="float">
            <text:p>37.482</text:p>
          </table:table-cell>
          <table:table-cell table:formula="of:=[.C8]*1000" office:value-type="float" office:value="37.7697785089574" calcext:value-type="float">
            <text:p>37.770</text:p>
          </table:table-cell>
          <table:table-cell table:formula="of:=[.D8]*1000" office:value-type="float" office:value="37.625869777316" calcext:value-type="float">
            <text:p>37.626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0]+25" office:value-type="float" office:value="175" calcext:value-type="float">
            <text:p>175</text:p>
          </table:table-cell>
          <table:table-cell table:formula="of:=[.B9]*1000" office:value-type="float" office:value="42.981534885742" calcext:value-type="float">
            <text:p>42.982</text:p>
          </table:table-cell>
          <table:table-cell table:formula="of:=[.C9]*1000" office:value-type="float" office:value="43.2685266210682" calcext:value-type="float">
            <text:p>43.269</text:p>
          </table:table-cell>
          <table:table-cell table:formula="of:=[.D9]*1000" office:value-type="float" office:value="43.1250307534051" calcext:value-type="float">
            <text:p>43.125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1]+25" office:value-type="float" office:value="200" calcext:value-type="float">
            <text:p>200</text:p>
          </table:table-cell>
          <table:table-cell table:formula="of:=[.B10]*1000" office:value-type="float" office:value="48.4053764521685" calcext:value-type="float">
            <text:p>48.405</text:p>
          </table:table-cell>
          <table:table-cell table:formula="of:=[.C10]*1000" office:value-type="float" office:value="48.8351729157738" calcext:value-type="float">
            <text:p>48.835</text:p>
          </table:table-cell>
          <table:table-cell table:formula="of:=[.D10]*1000" office:value-type="float" office:value="48.6202746839712" calcext:value-type="float">
            <text:p>48.620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2]+25" office:value-type="float" office:value="225" calcext:value-type="float">
            <text:p>225</text:p>
          </table:table-cell>
          <table:table-cell table:formula="of:=[.B11]*1000" office:value-type="float" office:value="53.8252740689769" calcext:value-type="float">
            <text:p>53.825</text:p>
          </table:table-cell>
          <table:table-cell table:formula="of:=[.C11]*1000" office:value-type="float" office:value="54.3908487071257" calcext:value-type="float">
            <text:p>54.391</text:p>
          </table:table-cell>
          <table:table-cell table:formula="of:=[.D11]*1000" office:value-type="float" office:value="54.1080613880513" calcext:value-type="float">
            <text:p>54.108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3]+25" office:value-type="float" office:value="250" calcext:value-type="float">
            <text:p>250</text:p>
          </table:table-cell>
          <table:table-cell table:formula="of:=[.B12]*1000" office:value-type="float" office:value="59.2724504681294" calcext:value-type="float">
            <text:p>59.272</text:p>
          </table:table-cell>
          <table:table-cell table:formula="of:=[.C12]*1000" office:value-type="float" office:value="59.9894326664176" calcext:value-type="float">
            <text:p>59.989</text:p>
          </table:table-cell>
          <table:table-cell table:formula="of:=[.D12]*1000" office:value-type="float" office:value="59.6309415672735" calcext:value-type="float">
            <text:p>59.631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4]+25" office:value-type="float" office:value="275" calcext:value-type="float">
            <text:p>275</text:p>
          </table:table-cell>
          <table:table-cell table:formula="of:=[.B13]*1000" office:value-type="float" office:value="64.9056760864484" calcext:value-type="float">
            <text:p>64.906</text:p>
          </table:table-cell>
          <table:table-cell table:formula="of:=[.C13]*1000" office:value-type="float" office:value="65.7028248203049" calcext:value-type="float">
            <text:p>65.703</text:p>
          </table:table-cell>
          <table:table-cell table:formula="of:=[.D13]*1000" office:value-type="float" office:value="65.3042504533767" calcext:value-type="float">
            <text:p>65.304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5]+25" office:value-type="float" office:value="300" calcext:value-type="float">
            <text:p>300</text:p>
          </table:table-cell>
          <table:table-cell table:formula="of:=[.B14]*1000" office:value-type="float" office:value="70.3295785639702" calcext:value-type="float">
            <text:p>70.330</text:p>
          </table:table-cell>
          <table:table-cell table:formula="of:=[.C14]*1000" office:value-type="float" office:value="71.2296452793539" calcext:value-type="float">
            <text:p>71.230</text:p>
          </table:table-cell>
          <table:table-cell table:formula="of:=[.D14]*1000" office:value-type="float" office:value="70.779611921662" calcext:value-type="float">
            <text:p>70.780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6]+25" office:value-type="float" office:value="325" calcext:value-type="float">
            <text:p>325</text:p>
          </table:table-cell>
          <table:table-cell table:formula="of:=[.B15]*1000" office:value-type="float" office:value="75.3793502908601" calcext:value-type="float">
            <text:p>75.379</text:p>
          </table:table-cell>
          <table:table-cell table:formula="of:=[.C15]*1000" office:value-type="float" office:value="76.8193507814807" calcext:value-type="float">
            <text:p>76.819</text:p>
          </table:table-cell>
          <table:table-cell table:formula="of:=[.D15]*1000" office:value-type="float" office:value="76.0993505361704" calcext:value-type="float">
            <text:p>76.099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7]+25" office:value-type="float" office:value="350" calcext:value-type="float">
            <text:p>350</text:p>
          </table:table-cell>
          <table:table-cell table:formula="of:=[.B16]*1000" office:value-type="float" office:value="80.3861085945745" calcext:value-type="float">
            <text:p>80.386</text:p>
          </table:table-cell>
          <table:table-cell table:formula="of:=[.C16]*1000" office:value-type="float" office:value="82.4185874916918" calcext:value-type="float">
            <text:p>82.419</text:p>
          </table:table-cell>
          <table:table-cell table:formula="of:=[.D16]*1000" office:value-type="float" office:value="81.4023480431332" calcext:value-type="float">
            <text:p>81.402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8]+25" office:value-type="float" office:value="375" calcext:value-type="float">
            <text:p>375</text:p>
          </table:table-cell>
          <table:table-cell table:formula="of:=[.B17]*1000" office:value-type="float" office:value="86.3477939850685" calcext:value-type="float">
            <text:p>86.348</text:p>
          </table:table-cell>
          <table:table-cell table:formula="of:=[.C17]*1000" office:value-type="float" office:value="87.9821254702822" calcext:value-type="float">
            <text:p>87.982</text:p>
          </table:table-cell>
          <table:table-cell table:formula="of:=[.D17]*1000" office:value-type="float" office:value="87.1649597276753" calcext:value-type="float">
            <text:p>87.165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9]+25" office:value-type="float" office:value="400" calcext:value-type="float">
            <text:p>400</text:p>
          </table:table-cell>
          <table:table-cell table:formula="of:=[.B18]*1000" office:value-type="float" office:value="85.9044406449504" calcext:value-type="float">
            <text:p>85.904</text:p>
          </table:table-cell>
          <table:table-cell table:formula="of:=[.C18]*1000" office:value-type="float" office:value="88.1577945341915" calcext:value-type="float">
            <text:p>88.158</text:p>
          </table:table-cell>
          <table:table-cell table:formula="of:=[.D18]*1000" office:value-type="float" office:value="87.0311175895709" calcext:value-type="float">
            <text:p>87.031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Motor Power</text:p>
          </table:table-cell>
          <table:table-cell office:value-type="string" calcext:value-type="string">
            <text:p>Next-Prev</text:p>
          </table:table-cell>
          <table:table-cell table:style-name="ce2" office:value-type="string" calcext:value-type="string">
            <text:p>mm/sec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style-name="ce1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style-name="ce1" table:formula="of:=[.A43]+25" office:value-type="float" office:value="25" calcext:value-type="float">
            <text:p>25.000</text:p>
          </table:table-cell>
          <table:table-cell table:formula="of:=[.B25]-[.B24]" office:value-type="float" office:value="5.7001883953677" calcext:value-type="float">
            <text:p>5.700</text:p>
          </table:table-cell>
          <table:table-cell table:formula="of:=[.C25]-[.C24]" office:value-type="float" office:value="5.72172001853046" calcext:value-type="float">
            <text:p>5.722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style-name="ce1" table:formula="of:=[.A44]+25" office:value-type="float" office:value="50" calcext:value-type="float">
            <text:p>50.000</text:p>
          </table:table-cell>
          <table:table-cell table:formula="of:=[.B26]-[.B25]" office:value-type="float" office:value="5.58745796420626" calcext:value-type="float">
            <text:p>5.587</text:p>
          </table:table-cell>
          <table:table-cell table:formula="of:=[.C26]-[.C25]" office:value-type="float" office:value="5.64504495818657" calcext:value-type="float">
            <text:p>5.645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style-name="ce1" table:formula="of:=[.A45]+25" office:value-type="float" office:value="75" calcext:value-type="float">
            <text:p>75.000</text:p>
          </table:table-cell>
          <table:table-cell table:formula="of:=[.B27]-[.B26]" office:value-type="float" office:value="5.58729335354288" calcext:value-type="float">
            <text:p>5.587</text:p>
          </table:table-cell>
          <table:table-cell table:formula="of:=[.C27]-[.C26]" office:value-type="float" office:value="5.60089251555415" calcext:value-type="float">
            <text:p>5.601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46]+25" office:value-type="float" office:value="100" calcext:value-type="float">
            <text:p>100.000</text:p>
          </table:table-cell>
          <table:table-cell table:formula="of:=[.B28]-[.B27]" office:value-type="float" office:value="5.55219339913162" calcext:value-type="float">
            <text:p>5.552</text:p>
          </table:table-cell>
          <table:table-cell table:formula="of:=[.C28]-[.C27]" office:value-type="float" office:value="5.61969808028202" calcext:value-type="float">
            <text:p>5.620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47]+25" office:value-type="float" office:value="125" calcext:value-type="float">
            <text:p>125.000</text:p>
          </table:table-cell>
          <table:table-cell table:formula="of:=[.B29]-[.B28]" office:value-type="float" office:value="5.51713780752937" calcext:value-type="float">
            <text:p>5.517</text:p>
          </table:table-cell>
          <table:table-cell table:formula="of:=[.C29]-[.C28]" office:value-type="float" office:value="5.59874601547407" calcext:value-type="float">
            <text:p>5.599</text:p>
          </table:table-cell>
          <table:table-cell/>
          <table:table-cell table:style-name="ce1" office:value-type="string" calcext:value-type="string">
            <text:p>Avg mm/s M1</text:p>
          </table:table-cell>
          <table:table-cell table:style-name="ce1" table:formula="of:=AVERAGE([.B44:.B58])" office:value-type="float" office:value="5.48836902759297" calcext:value-type="float">
            <text:p>5.488</text:p>
          </table:table-cell>
          <table:table-cell table:style-name="ce2" office:value-type="string" calcext:value-type="string">
            <text:p>mm/sec</text:p>
          </table:table-cell>
          <table:table-cell table:style-name="ce1" table:number-columns-repeated="2"/>
        </table:table-row>
        <table:table-row table:style-name="ro1">
          <table:table-cell table:style-name="ce1" table:formula="of:=[.A48]+25" office:value-type="float" office:value="150" calcext:value-type="float">
            <text:p>150.000</text:p>
          </table:table-cell>
          <table:table-cell table:formula="of:=[.B30]-[.B29]" office:value-type="float" office:value="5.51543155472301" calcext:value-type="float">
            <text:p>5.515</text:p>
          </table:table-cell>
          <table:table-cell table:formula="of:=[.C30]-[.C29]" office:value-type="float" office:value="5.56363161658096" calcext:value-type="float">
            <text:p>5.564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49]+25" office:value-type="float" office:value="175" calcext:value-type="float">
            <text:p>175.000</text:p>
          </table:table-cell>
          <table:table-cell table:formula="of:=[.B31]-[.B30]" office:value-type="float" office:value="5.49957384006723" calcext:value-type="float">
            <text:p>5.500</text:p>
          </table:table-cell>
          <table:table-cell table:formula="of:=[.C31]-[.C30]" office:value-type="float" office:value="5.4987481121108" calcext:value-type="float">
            <text:p>5.499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0]+25" office:value-type="float" office:value="200" calcext:value-type="float">
            <text:p>200.000</text:p>
          </table:table-cell>
          <table:table-cell table:formula="of:=[.B32]-[.B31]" office:value-type="float" office:value="5.4238415664266" calcext:value-type="float">
            <text:p>5.424</text:p>
          </table:table-cell>
          <table:table-cell table:formula="of:=[.C32]-[.C31]" office:value-type="float" office:value="5.56664629470559" calcext:value-type="float">
            <text:p>5.567</text:p>
          </table:table-cell>
          <table:table-cell/>
          <table:table-cell table:style-name="ce1" office:value-type="string" calcext:value-type="string">
            <text:p>Avg mm/s M2</text:p>
          </table:table-cell>
          <table:table-cell table:style-name="ce1" table:formula="of:=AVERAGE([.C44:.C58])" office:value-type="float" office:value="5.59747201106221" calcext:value-type="float">
            <text:p>5.597</text:p>
          </table:table-cell>
          <table:table-cell table:style-name="ce2" office:value-type="string" calcext:value-type="string">
            <text:p>mm/sec</text:p>
          </table:table-cell>
          <table:table-cell table:style-name="ce1" table:number-columns-repeated="2"/>
        </table:table-row>
        <table:table-row table:style-name="ro1">
          <table:table-cell table:style-name="ce1" table:formula="of:=[.A51]+25" office:value-type="float" office:value="225" calcext:value-type="float">
            <text:p>225.000</text:p>
          </table:table-cell>
          <table:table-cell table:formula="of:=[.B33]-[.B32]" office:value-type="float" office:value="5.41989761680835" calcext:value-type="float">
            <text:p>5.420</text:p>
          </table:table-cell>
          <table:table-cell table:formula="of:=[.C33]-[.C32]" office:value-type="float" office:value="5.55567579135191" calcext:value-type="float">
            <text:p>5.556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2]+25" office:value-type="float" office:value="250" calcext:value-type="float">
            <text:p>250.000</text:p>
          </table:table-cell>
          <table:table-cell table:formula="of:=[.B34]-[.B33]" office:value-type="float" office:value="5.44717639915246" calcext:value-type="float">
            <text:p>5.447</text:p>
          </table:table-cell>
          <table:table-cell table:formula="of:=[.C34]-[.C33]" office:value-type="float" office:value="5.5985839592919" calcext:value-type="float">
            <text:p>5.599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3]+25" office:value-type="float" office:value="275" calcext:value-type="float">
            <text:p>275.000</text:p>
          </table:table-cell>
          <table:table-cell table:formula="of:=[.B35]-[.B34]" office:value-type="float" office:value="5.63322561831908" calcext:value-type="float">
            <text:p>5.633</text:p>
          </table:table-cell>
          <table:table-cell table:formula="of:=[.C35]-[.C34]" office:value-type="float" office:value="5.71339215388733" calcext:value-type="float">
            <text:p>5.713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4]+25" office:value-type="float" office:value="300" calcext:value-type="float">
            <text:p>300.000</text:p>
          </table:table-cell>
          <table:table-cell table:formula="of:=[.B36]-[.B35]" office:value-type="float" office:value="5.42390247752178" calcext:value-type="float">
            <text:p>5.424</text:p>
          </table:table-cell>
          <table:table-cell table:formula="of:=[.C36]-[.C35]" office:value-type="float" office:value="5.52682045904896" calcext:value-type="float">
            <text:p>5.527</text:p>
          </table:table-cell>
          <table:table-cell/>
          <table:table-cell table:style-name="ce1" office:value-type="string" calcext:value-type="string">
            <text:p>Avg of Avg’s</text:p>
          </table:table-cell>
          <table:table-cell table:style-name="ce1" table:formula="of:=AVERAGE([.F48]; [.F51])" office:value-type="float" office:value="5.54292051932759" calcext:value-type="float">
            <text:p>5.543</text:p>
          </table:table-cell>
          <table:table-cell table:style-name="ce2" office:value-type="string" calcext:value-type="string">
            <text:p>mm/sec</text:p>
          </table:table-cell>
          <table:table-cell table:style-name="ce1" table:number-columns-repeated="2"/>
        </table:table-row>
        <table:table-row table:style-name="ro1">
          <table:table-cell table:style-name="ce1" table:formula="of:=[.A55]+25" office:value-type="float" office:value="325" calcext:value-type="float">
            <text:p>325.000</text:p>
          </table:table-cell>
          <table:table-cell table:formula="of:=[.B37]-[.B36]" office:value-type="float" office:value="5.0497717268899" calcext:value-type="float">
            <text:p>5.050</text:p>
          </table:table-cell>
          <table:table-cell table:formula="of:=[.C37]-[.C36]" office:value-type="float" office:value="5.58970550212682" calcext:value-type="float">
            <text:p>5.590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6]+25" office:value-type="float" office:value="350" calcext:value-type="float">
            <text:p>350.000</text:p>
          </table:table-cell>
          <table:table-cell table:formula="of:=[.B38]-[.B37]" office:value-type="float" office:value="5.00675830371439" calcext:value-type="float">
            <text:p>5.007</text:p>
          </table:table-cell>
          <table:table-cell table:formula="of:=[.C38]-[.C37]" office:value-type="float" office:value="5.59923671021114" calcext:value-type="float">
            <text:p>5.599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7]+25" office:value-type="float" office:value="375" calcext:value-type="float">
            <text:p>375.000</text:p>
          </table:table-cell>
          <table:table-cell table:formula="of:=[.B39]-[.B38]" office:value-type="float" office:value="5.96168539049394" calcext:value-type="float">
            <text:p>5.962</text:p>
          </table:table-cell>
          <table:table-cell table:formula="of:=[.C39]-[.C38]" office:value-type="float" office:value="5.56353797859039" calcext:value-type="float">
            <text:p>5.564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8]+25" office:value-type="float" office:value="400" calcext:value-type="float">
            <text:p>400.000</text:p>
          </table:table-cell>
          <table:table-cell table:formula="of:=[.B40]-[.B39]" office:value-type="float" office:value="-0.443353340118037" calcext:value-type="float">
            <text:p>-0.443</text:p>
          </table:table-cell>
          <table:table-cell table:formula="of:=[.C40]-[.C39]" office:value-type="float" office:value="0.175669063909254" calcext:value-type="float">
            <text:p>0.176</text:p>
          </table:table-cell>
          <table:table-cell/>
          <table:table-cell table:style-name="ce1" office:value-type="string" calcext:value-type="string">
            <text:p>AoA / 25 (PWM)</text:p>
          </table:table-cell>
          <table:table-cell table:style-name="ce1" table:formula="of:=[.F55]/25" office:value-type="float" office:value="0.221716820773103" calcext:value-type="float">
            <text:p>0.222</text:p>
          </table:table-cell>
          <table:table-cell table:style-name="ce2" office:value-type="string" calcext:value-type="string">
            <text:p>mm/sec</text:p>
          </table:table-cell>
          <table:table-cell table:style-name="ce1" office:value-type="string" calcext:value-type="string">
            <text:p>Per ‘1’ increment of PWM Value</text:p>
          </table:table-cell>
          <table:table-cell table:style-name="ce1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formula="of:=[.F59]/1000" office:value-type="float" office:value="0.000221716820773103" calcext:value-type="float">
            <text:p>0.000221716820773</text:p>
          </table:table-cell>
          <table:table-cell office:value-type="string" calcext:value-type="string">
            <text:p>(Meters/sec)/PWM-Val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0:20:42.938972517</meta:creation-date>
    <dc:date>2021-05-03T11:25:19.754249089</dc:date>
    <meta:editing-duration>PT10H13M1S</meta:editing-duration>
    <meta:editing-cycles>6</meta:editing-cycles>
    <meta:generator>LibreOffice/6.4.7.2$Linux_X86_64 LibreOffice_project/40$Build-2</meta:generator>
    <meta:document-statistic meta:table-count="1" meta:cell-count="27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2a6099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713cm" svg:height="32.008cm" xlink:href=".." xlink:type="simple" chart:class="chart:scatter" chart:style-name="ch1">
        <chart:title svg:x="16.243cm" svg:y="0.776cm" chart:style-name="ch2">
          <text:p>Velocity vs. Motor PWM Value</text:p>
        </chart:title>
        <chart:subtitle svg:x="9.02cm" svg:y="2.195cm" chart:style-name="ch3">
          <text:p>Based on wheel diameter and encoder-counts/revolution, what linear velocity is produced by a given motor PWM value?</text:p>
        </chart:subtitle>
        <chart:legend chart:legend-position="end" svg:x="34.511cm" svg:y="14.958cm" style:legend-expansion="high" chart:style-name="ch4"/>
        <chart:plot-area chart:style-name="ch5" table:cell-range-address="Sheet1.B1:Sheet1.D18 Sheet1.A2:Sheet1.A18" chart:data-source-has-labels="row" svg:x="1.785cm" svg:y="3.518cm" svg:width="31.952cm" svg:height="26.869cm">
          <chartooo:coordinate-region svg:x="2.697cm" svg:y="3.717cm" svg:width="30.76cm" svg:height="26.023cm"/>
          <chart:axis chart:dimension="x" chart:name="primary-x" chart:style-name="ch6">
            <chart:title svg:x="16.857cm" svg:y="31.027cm" chart:style-name="ch7">
              <text:p>PWM Value</text:p>
            </chart:title>
            <chart:grid chart:style-name="ch8" chart:class="major"/>
          </chart:axis>
          <chart:axis chart:dimension="y" chart:name="primary-y" chart:style-name="ch6">
            <chart:title svg:x="0.451cm" svg:y="17.909cm" chart:style-name="ch9">
              <text:p>Velocity, m/s</text:p>
            </chart:title>
            <chart:grid chart:style-name="ch8" chart:class="major"/>
          </chart:axis>
          <chart:series chart:style-name="ch10" chart:values-cell-range-address="Sheet1.B2:Sheet1.B18" chart:label-cell-address="Sheet1.B1:Sheet1.B1" chart:class="chart:scatter">
            <chart:domain table:cell-range-address="Sheet1.A2:Sheet1.A18"/>
            <chart:data-point chart:repeated="17"/>
          </chart:series>
          <chart:series chart:style-name="ch11" chart:values-cell-range-address="Sheet1.C2:Sheet1.C18" chart:label-cell-address="Sheet1.C1:Sheet1.C1" chart:class="chart:scatter">
            <chart:data-point chart:repeated="17"/>
          </chart:series>
          <chart:series chart:style-name="ch12" chart:values-cell-range-address="Sheet1.D2:Sheet1.D18" chart:label-cell-address="Sheet1.D1:Sheet1.D1" chart:class="chart:scatter">
            <chart:regression-curve chart:style-name="ch13">
              <chart:equation chart:display-equation="true" chart:display-r-square="true" svg:x="23.747cm" svg:y="4.908cm"/>
            </chart:regression-curve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1 Velocity</text:p>
                <draw:g>
                  <svg:desc>Sheet1.B1:Sheet1.B1</svg:desc>
                </draw:g>
              </table:table-cell>
              <table:table-cell office:value-type="string">
                <text:p>M2 Velocity</text:p>
                <draw:g>
                  <svg:desc>Sheet1.C1:Sheet1.C1</svg:desc>
                </draw:g>
              </table:table-cell>
              <table:table-cell office:value-type="string">
                <text:p>Average V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0.00402225857117389">
                <text:p>0.00402225857117389</text:p>
                <draw:g>
                  <svg:desc>Sheet1.B2:Sheet1.B18</svg:desc>
                </draw:g>
              </table:table-cell>
              <table:table-cell office:value-type="float" office:value="0.00402004530434915">
                <text:p>0.00402004530434915</text:p>
                <draw:g>
                  <svg:desc>Sheet1.C2:Sheet1.C18</svg:desc>
                </draw:g>
              </table:table-cell>
              <table:table-cell office:value-type="float" office:value="0.00402115193776152">
                <text:p>0.00402115193776152</text:p>
                <draw:g>
                  <svg:desc>Sheet1.D2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0972244696654159">
                <text:p>0.00972244696654159</text:p>
              </table:table-cell>
              <table:table-cell office:value-type="float" office:value="0.00974176532287961">
                <text:p>0.00974176532287961</text:p>
              </table:table-cell>
              <table:table-cell office:value-type="float" office:value="0.0097321061447106">
                <text:p>0.0097321061447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153099049307478">
                <text:p>0.0153099049307478</text:p>
              </table:table-cell>
              <table:table-cell office:value-type="float" office:value="0.0153868102810662">
                <text:p>0.0153868102810662</text:p>
              </table:table-cell>
              <table:table-cell office:value-type="float" office:value="0.015348357605907">
                <text:p>0.015348357605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0208971982842907">
                <text:p>0.0208971982842907</text:p>
              </table:table-cell>
              <table:table-cell office:value-type="float" office:value="0.0209877027966203">
                <text:p>0.0209877027966203</text:p>
              </table:table-cell>
              <table:table-cell office:value-type="float" office:value="0.0209424505404555">
                <text:p>0.0209424505404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264493916834223">
                <text:p>0.0264493916834223</text:p>
              </table:table-cell>
              <table:table-cell office:value-type="float" office:value="0.0266074008769023">
                <text:p>0.0266074008769023</text:p>
              </table:table-cell>
              <table:table-cell office:value-type="float" office:value="0.0265283962801623">
                <text:p>0.0265283962801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0.0319665294909517">
                <text:p>0.0319665294909517</text:p>
              </table:table-cell>
              <table:table-cell office:value-type="float" office:value="0.0322061468923764">
                <text:p>0.0322061468923764</text:p>
              </table:table-cell>
              <table:table-cell office:value-type="float" office:value="0.0320863381916641">
                <text:p>0.0320863381916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0374819610456747">
                <text:p>0.0374819610456747</text:p>
              </table:table-cell>
              <table:table-cell office:value-type="float" office:value="0.0377697785089574">
                <text:p>0.0377697785089574</text:p>
              </table:table-cell>
              <table:table-cell office:value-type="float" office:value="0.0376258697773161">
                <text:p>0.0376258697773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0.042981534885742">
                <text:p>0.042981534885742</text:p>
              </table:table-cell>
              <table:table-cell office:value-type="float" office:value="0.0432685266210682">
                <text:p>0.0432685266210682</text:p>
              </table:table-cell>
              <table:table-cell office:value-type="float" office:value="0.0431250307534051">
                <text:p>0.0431250307534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0484053764521685">
                <text:p>0.0484053764521685</text:p>
              </table:table-cell>
              <table:table-cell office:value-type="float" office:value="0.0488351729157738">
                <text:p>0.0488351729157738</text:p>
              </table:table-cell>
              <table:table-cell office:value-type="float" office:value="0.0486202746839712">
                <text:p>0.0486202746839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0.0538252740689769">
                <text:p>0.0538252740689769</text:p>
              </table:table-cell>
              <table:table-cell office:value-type="float" office:value="0.0543908487071257">
                <text:p>0.0543908487071257</text:p>
              </table:table-cell>
              <table:table-cell office:value-type="float" office:value="0.0541080613880513">
                <text:p>0.0541080613880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0.0592724504681294">
                <text:p>0.0592724504681294</text:p>
              </table:table-cell>
              <table:table-cell office:value-type="float" office:value="0.0599894326664176">
                <text:p>0.0599894326664176</text:p>
              </table:table-cell>
              <table:table-cell office:value-type="float" office:value="0.0596309415672735">
                <text:p>0.0596309415672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">
                <text:p>275</text:p>
              </table:table-cell>
              <table:table-cell office:value-type="float" office:value="0.0649056760864484">
                <text:p>0.0649056760864484</text:p>
              </table:table-cell>
              <table:table-cell office:value-type="float" office:value="0.0657028248203049">
                <text:p>0.0657028248203049</text:p>
              </table:table-cell>
              <table:table-cell office:value-type="float" office:value="0.0653042504533767">
                <text:p>0.06530425045337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703295785639702">
                <text:p>0.0703295785639702</text:p>
              </table:table-cell>
              <table:table-cell office:value-type="float" office:value="0.0712296452793539">
                <text:p>0.0712296452793539</text:p>
              </table:table-cell>
              <table:table-cell office:value-type="float" office:value="0.070779611921662">
                <text:p>0.070779611921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">
                <text:p>325</text:p>
              </table:table-cell>
              <table:table-cell office:value-type="float" office:value="0.0753793502908601">
                <text:p>0.0753793502908601</text:p>
              </table:table-cell>
              <table:table-cell office:value-type="float" office:value="0.0768193507814807">
                <text:p>0.0768193507814807</text:p>
              </table:table-cell>
              <table:table-cell office:value-type="float" office:value="0.0760993505361704">
                <text:p>0.0760993505361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0.0803861085945745">
                <text:p>0.0803861085945745</text:p>
              </table:table-cell>
              <table:table-cell office:value-type="float" office:value="0.0824185874916918">
                <text:p>0.0824185874916918</text:p>
              </table:table-cell>
              <table:table-cell office:value-type="float" office:value="0.0814023480431332">
                <text:p>0.0814023480431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">
                <text:p>375</text:p>
              </table:table-cell>
              <table:table-cell office:value-type="float" office:value="0.0863477939850685">
                <text:p>0.0863477939850685</text:p>
              </table:table-cell>
              <table:table-cell office:value-type="float" office:value="0.0879821254702822">
                <text:p>0.0879821254702822</text:p>
              </table:table-cell>
              <table:table-cell office:value-type="float" office:value="0.0871649597276753">
                <text:p>0.0871649597276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0859044406449504">
                <text:p>0.0859044406449504</text:p>
              </table:table-cell>
              <table:table-cell office:value-type="float" office:value="0.0881577945341915">
                <text:p>0.0881577945341915</text:p>
              </table:table-cell>
              <table:table-cell office:value-type="float" office:value="0.0870311175895709">
                <text:p>0.0870311175895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058cm" svg:height="22.532cm" xlink:href=".." xlink:type="simple" chart:class="chart:scatter" chart:column-mapping="0 1" chart:style-name="ch1">
        <chart:title svg:x="16.294cm" svg:y="0.586cm" chart:style-name="ch2">
          <text:p>Velocity Slope vs. Motor PWM Value</text:p>
        </chart:title>
        <chart:subtitle svg:x="16.559cm" svg:y="1.815cm" chart:style-name="ch3">
          <text:p>How do the velocity datasets compare?</text:p>
        </chart:subtitle>
        <chart:legend chart:legend-position="end" svg:x="36.783cm" svg:y="10.469cm" style:legend-expansion="high" chart:style-name="ch4"/>
        <chart:plot-area chart:style-name="ch5" table:cell-range-address="Sheet1.AD3:Sheet1.AD3 Sheet1.A2:Sheet1.A18 Sheet1.F1:Sheet1.H18" chart:data-source-has-labels="both" svg:x="1.812cm" svg:y="2.948cm" svg:width="34.17cm" svg:height="18.153cm">
          <chartooo:coordinate-region svg:x="3.068cm" svg:y="3.147cm" svg:width="32.422cm" svg:height="17.755cm"/>
          <chart:axis chart:dimension="x" chart:name="primary-x" chart:style-name="ch6" chartooo:axis-type="auto">
            <chart:title svg:x="17.993cm" svg:y="21.551cm" chart:style-name="ch7">
              <text:p>PWM Value</text:p>
            </chart:title>
            <chart:categories table:cell-range-address="Sheet1.AD3:Sheet1.AD3"/>
          </chart:axis>
          <chart:axis chart:dimension="y" chart:name="primary-y" chart:style-name="ch6">
            <chart:title svg:x="0.451cm" svg:y="13.285cm" chart:style-name="ch8">
              <text:p>Slope of Velocity</text:p>
            </chart:title>
            <chart:grid chart:style-name="ch9" chart:class="major"/>
          </chart:axis>
          <chart:series chart:style-name="ch10" chart:values-cell-range-address="Sheet1.F2:Sheet1.F18" chart:label-cell-address="Sheet1.F1:Sheet1.F1" chart:class="chart:scatter">
            <chart:domain table:cell-range-address="Sheet1.A2:Sheet1.A18"/>
            <chart:data-point chart:repeated="17"/>
          </chart:series>
          <chart:series chart:style-name="ch11" chart:values-cell-range-address="Sheet1.G2:Sheet1.G18" chart:label-cell-address="Sheet1.G1:Sheet1.G1" chart:class="chart:scatter">
            <chart:data-point chart:repeated="17"/>
          </chart:series>
          <chart:series chart:style-name="ch12" chart:values-cell-range-address="Sheet1.H2:Sheet1.H18" chart:label-cell-address="Sheet1.H1:Sheet1.H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1 V Slope</text:p>
                <draw:g>
                  <svg:desc>Sheet1.F1:Sheet1.F1</svg:desc>
                </draw:g>
              </table:table-cell>
              <table:table-cell office:value-type="string">
                <text:p>M2 V Slope</text:p>
                <draw:g>
                  <svg:desc>Sheet1.G1:Sheet1.G1</svg:desc>
                </draw:g>
              </table:table-cell>
              <table:table-cell office:value-type="string">
                <text:p>Avg V Slop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D3:Sheet1.AD3</svg:desc>
                </draw:g>
              </table:table-cell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0">
                <text:p>0</text:p>
                <draw:g>
                  <svg:desc>Sheet1.F2:Sheet1.F18</svg:desc>
                </draw:g>
              </table:table-cell>
              <table:table-cell office:value-type="float" office:value="0">
                <text:p>0</text:p>
                <draw:g>
                  <svg:desc>Sheet1.G2:Sheet1.G18</svg:desc>
                </draw:g>
              </table:table-cell>
              <table:table-cell office:value-type="float" office:value="0">
                <text:p>0</text:p>
                <draw:g>
                  <svg:desc>Sheet1.H2:Sheet1.H18</svg:desc>
                </draw:g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0228007535814708">
                <text:p>0.000228007535814708</text:p>
              </table:table-cell>
              <table:table-cell office:value-type="float" office:value="0.000228868800741218">
                <text:p>0.000228868800741218</text:p>
              </table:table-cell>
              <table:table-cell office:value-type="float" office:value="0.000228438168277963">
                <text:p>0.000228438168277963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022349831856825">
                <text:p>0.00022349831856825</text:p>
              </table:table-cell>
              <table:table-cell office:value-type="float" office:value="0.000225801798327463">
                <text:p>0.000225801798327463</text:p>
              </table:table-cell>
              <table:table-cell office:value-type="float" office:value="0.000224650058447857">
                <text:p>0.000224650058447857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0223491734141715">
                <text:p>0.000223491734141715</text:p>
              </table:table-cell>
              <table:table-cell office:value-type="float" office:value="0.000224035700622166">
                <text:p>0.000224035700622166</text:p>
              </table:table-cell>
              <table:table-cell office:value-type="float" office:value="0.00022376371738194">
                <text:p>0.0002237637173819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00222087735965265">
                <text:p>0.000222087735965265</text:p>
              </table:table-cell>
              <table:table-cell office:value-type="float" office:value="0.000224787923211281">
                <text:p>0.000224787923211281</text:p>
              </table:table-cell>
              <table:table-cell office:value-type="float" office:value="0.000223437829588273">
                <text:p>0.00022343782958827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000220685512301175">
                <text:p>0.000220685512301175</text:p>
              </table:table-cell>
              <table:table-cell office:value-type="float" office:value="0.000223949840618963">
                <text:p>0.000223949840618963</text:p>
              </table:table-cell>
              <table:table-cell office:value-type="float" office:value="0.000222317676460069">
                <text:p>0.000222317676460069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00022061726218892">
                <text:p>0.00022061726218892</text:p>
              </table:table-cell>
              <table:table-cell office:value-type="float" office:value="0.000222545264663239">
                <text:p>0.000222545264663239</text:p>
              </table:table-cell>
              <table:table-cell office:value-type="float" office:value="0.000221581263426079">
                <text:p>0.000221581263426079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000219982953602689">
                <text:p>0.000219982953602689</text:p>
              </table:table-cell>
              <table:table-cell office:value-type="float" office:value="0.000219949924484432">
                <text:p>0.000219949924484432</text:p>
              </table:table-cell>
              <table:table-cell office:value-type="float" office:value="0.000219966439043561">
                <text:p>0.000219966439043561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00216953662657064">
                <text:p>0.000216953662657064</text:p>
              </table:table-cell>
              <table:table-cell office:value-type="float" office:value="0.000222665851788223">
                <text:p>0.000222665851788223</text:p>
              </table:table-cell>
              <table:table-cell office:value-type="float" office:value="0.000219809757222644">
                <text:p>0.000219809757222644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000216795904672334">
                <text:p>0.000216795904672334</text:p>
              </table:table-cell>
              <table:table-cell office:value-type="float" office:value="0.000222227031654076">
                <text:p>0.000222227031654076</text:p>
              </table:table-cell>
              <table:table-cell office:value-type="float" office:value="0.000219511468163205">
                <text:p>0.00021951146816320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.000217887055966099">
                <text:p>0.000217887055966099</text:p>
              </table:table-cell>
              <table:table-cell office:value-type="float" office:value="0.000223943358371676">
                <text:p>0.000223943358371676</text:p>
              </table:table-cell>
              <table:table-cell office:value-type="float" office:value="0.000220915207168887">
                <text:p>0.000220915207168887</text:p>
              </table:table-cell>
            </table:table-row>
            <table:table-row>
              <table:table-cell office:value-type="string"/>
              <table:table-cell office:value-type="float" office:value="275">
                <text:p>275</text:p>
              </table:table-cell>
              <table:table-cell office:value-type="float" office:value="0.000225329024732763">
                <text:p>0.000225329024732763</text:p>
              </table:table-cell>
              <table:table-cell office:value-type="float" office:value="0.000228535686155493">
                <text:p>0.000228535686155493</text:p>
              </table:table-cell>
              <table:table-cell office:value-type="float" office:value="0.000226932355444128">
                <text:p>0.000226932355444128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000216956099100871">
                <text:p>0.000216956099100871</text:p>
              </table:table-cell>
              <table:table-cell office:value-type="float" office:value="0.000221072818361959">
                <text:p>0.000221072818361959</text:p>
              </table:table-cell>
              <table:table-cell office:value-type="float" office:value="0.000219014458731415">
                <text:p>0.000219014458731415</text:p>
              </table:table-cell>
            </table:table-row>
            <table:table-row>
              <table:table-cell office:value-type="string"/>
              <table:table-cell office:value-type="float" office:value="325">
                <text:p>325</text:p>
              </table:table-cell>
              <table:table-cell office:value-type="float" office:value="0.000201990869075596">
                <text:p>0.000201990869075596</text:p>
              </table:table-cell>
              <table:table-cell office:value-type="float" office:value="0.000223588220085072">
                <text:p>0.000223588220085072</text:p>
              </table:table-cell>
              <table:table-cell office:value-type="float" office:value="0.000212789544580334">
                <text:p>0.000212789544580334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0.000200270332148576">
                <text:p>0.000200270332148576</text:p>
              </table:table-cell>
              <table:table-cell office:value-type="float" office:value="0.000223969468408446">
                <text:p>0.000223969468408446</text:p>
              </table:table-cell>
              <table:table-cell office:value-type="float" office:value="0.000212119900278511">
                <text:p>0.000212119900278511</text:p>
              </table:table-cell>
            </table:table-row>
            <table:table-row>
              <table:table-cell office:value-type="string"/>
              <table:table-cell office:value-type="float" office:value="375">
                <text:p>375</text:p>
              </table:table-cell>
              <table:table-cell office:value-type="float" office:value="0.000238467415619757">
                <text:p>0.000238467415619757</text:p>
              </table:table-cell>
              <table:table-cell office:value-type="float" office:value="0.000222541519143615">
                <text:p>0.000222541519143615</text:p>
              </table:table-cell>
              <table:table-cell office:value-type="float" office:value="0.000230504467381686">
                <text:p>0.000230504467381686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-0.0000177341336047215">
                <text:p>-0.0000177341336047215</text:p>
              </table:table-cell>
              <table:table-cell office:value-type="float" office:value="0.00000702676255637025">
                <text:p>0.00000702676255637025</text:p>
              </table:table-cell>
              <table:table-cell office:value-type="float" office:value="-0.00000535368552417592">
                <text:p>-0.00000535368552417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